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495e" officeooo:paragraph-rsid="0012495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2d7fc" officeooo:paragraph-rsid="0012d7fc"/>
    </style:style>
    <style:style style:name="P3" style:family="paragraph" style:parent-style-name="Standard">
      <style:paragraph-properties fo:text-align="start" style:justify-single-word="false"/>
      <style:text-properties officeooo:rsid="0013a67d" officeooo:paragraph-rsid="0013a6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5 </text:p>
      <text:list xml:id="list2071069459803916028" text:style-name="L1">
        <text:list-item>
          <text:p text:style-name="P2">Node 4.0 (labs lookup) </text:p>
        </text:list-item>
        <text:list-item>
          <text:p text:style-name="P2">Talked about our current state of our project.</text:p>
          <text:list>
            <text:list-item>
              <text:p text:style-name="P2">Our database is up and running. We are able to put a new user into the database and the log in is almost done.</text:p>
              <text:list>
                <text:list-item>
                  <text:p text:style-name="P2">We need to implement username on top right which will change the log in button.</text:p>
                </text:list-item>
              </text:list>
            </text:list-item>
            <text:list-item>
              <text:p text:style-name="P2">HTML page needs a bit of a re amp.</text:p>
              <text:list>
                <text:list-item>
                  <text:p text:style-name="P2">Also the login and sign up pages need to be updated.</text:p>
                </text:list-item>
              </text:list>
            </text:list-item>
          </text:list>
        </text:list-item>
        <text:list-item>
          <text:p text:style-name="P2">Kyle is on the final stretch for the map. If it ends up working we will replace our current map that we have.</text:p>
        </text:list-item>
        <text:list-item>
          <text:p text:style-name="P2">Need to see if the current node version code is ok with node 4.0 since we will be running on kyles machine.</text:p>
        </text:list-item>
        <text:list-item>
          <text:p text:style-name="P2">Kevin will gather more resources just in case</text:p>
        </text:list-item>
      </text:list>
      <text:p text:style-name="P3"/>
      <text:p text:style-name="P3"/>
      <text:p text:style-name="P3"/>
      <text:p text:style-name="P3">Summary: In the end, everyone believes that we will be making the deadline of our project. We are a little bit behind on the sprints but I knew it was going to happen so I added a week when I was creating the sprint just in case. </text:p>
      <text:p text:style-name="P3"><text:tab/>Right now we just need to finish our current projects each of us are assigned t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7:12:57.072726364</meta:creation-date>
    <dc:date>2018-04-11T17:37:15.261858144</dc:date>
    <meta:editing-duration>PT3M57S</meta:editing-duration>
    <meta:editing-cycles>1</meta:editing-cycles>
    <meta:document-statistic meta:table-count="0" meta:image-count="0" meta:object-count="0" meta:page-count="1" meta:paragraph-count="12" meta:word-count="198" meta:character-count="936" meta:non-whitespace-character-count="755"/>
    <meta:generator>LibreOffice/5.1.6.2$Linux_X86_64 LibreOffice_project/10m0$Build-2</meta:generator>
  </office:meta>
</office:document-meta>
</file>